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2.729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8.927cm"/>
    </style:style>
    <style:style style:name="co23" style:family="table-column">
      <style:table-column-properties fo:break-before="auto" style:column-width="8.557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31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1.976cm" fo:break-before="auto" style:use-optimal-row-height="true"/>
    </style:style>
    <style:style style:name="ro16" style:family="table-row">
      <style:table-row-properties style:row-height="2.277cm" fo:break-before="auto" style:use-optimal-row-height="false"/>
    </style:style>
    <style:style style:name="ro17" style:family="table-row">
      <style:table-row-properties style:row-height="2.346cm" fo:break-before="auto" style:use-optimal-row-height="true"/>
    </style:style>
    <style:style style:name="ro18" style:family="table-row">
      <style:table-row-properties style:row-height="1.492cm" fo:break-before="auto" style:use-optimal-row-height="true"/>
    </style:style>
    <style:style style:name="ro19" style:family="table-row">
      <style:table-row-properties style:row-height="0.852cm" fo:break-before="auto" style:use-optimal-row-height="true"/>
    </style:style>
    <style:style style:name="ro20" style:family="table-row">
      <style:table-row-properties style:row-height="2.249cm" fo:break-before="auto" style:use-optimal-row-height="true"/>
    </style:style>
    <style:style style:name="ro21" style:family="table-row">
      <style:table-row-properties style:row-height="0.369cm" fo:break-before="auto" style:use-optimal-row-height="true"/>
    </style:style>
    <style:style style:name="ro22" style:family="table-row">
      <style:table-row-properties style:row-height="0.637cm" fo:break-before="auto" style:use-optimal-row-height="true"/>
    </style:style>
    <style:style style:name="ro23" style:family="table-row">
      <style:table-row-properties style:row-height="1.104cm" fo:break-before="auto" style:use-optimal-row-height="true"/>
    </style:style>
    <style:style style:name="ro24" style:family="table-row">
      <style:table-row-properties style:row-height="1.207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3.898cm" fo:break-before="auto" style:use-optimal-row-height="true"/>
    </style:style>
    <style:style style:name="ro27" style:family="table-row">
      <style:table-row-properties style:row-height="3.353cm" fo:break-before="auto" style:use-optimal-row-height="true"/>
    </style:style>
    <style:style style:name="ro28" style:family="table-row">
      <style:table-row-properties style:row-height="3.627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4.172cm" fo:break-before="auto" style:use-optimal-row-height="true"/>
    </style:style>
    <style:style style:name="ro3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6.634cm" fo:break-before="auto" style:use-optimal-row-height="true"/>
    </style:style>
    <style:style style:name="ro34" style:family="table-row">
      <style:table-row-properties style:row-height="0.579cm" fo:break-before="auto" style:use-optimal-row-height="true"/>
    </style:style>
    <style:style style:name="ro35" style:family="table-row">
      <style:table-row-properties style:row-height="0.462cm" fo:break-before="auto" style:use-optimal-row-height="true"/>
    </style:style>
    <style:style style:name="ro36" style:family="table-row">
      <style:table-row-properties style:row-height="0.859cm" fo:break-before="auto" style:use-optimal-row-height="true"/>
    </style:style>
    <style:style style:name="ro37" style:family="table-row">
      <style:table-row-properties style:row-height="1.993cm" fo:break-before="auto" style:use-optimal-row-height="true"/>
    </style:style>
    <style:style style:name="ro38" style:family="table-row">
      <style:table-row-properties style:row-height="1.166cm" fo:break-before="auto" style:use-optimal-row-height="true"/>
    </style:style>
    <style:style style:name="ro39" style:family="table-row">
      <style:table-row-properties style:row-height="0.34cm" fo:break-before="auto" style:use-optimal-row-height="true"/>
    </style:style>
    <style:style style:name="ro40" style:family="table-row">
      <style:table-row-properties style:row-height="0.3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border="none"/>
      <style:text-properties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0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1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6" style:family="table-cell" style:parent-style-name="Default">
      <style:text-properties fo:font-size="7pt" style:font-size-asian="7pt" style:font-size-complex="7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7pt" style:font-size-asian="7pt" style:font-size-complex="7pt"/>
    </style:style>
    <style:style style:name="ce4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  <style:style style:name="T19" style:family="text">
      <style:text-properties fo:color="#000000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20" style:family="text">
      <style:text-properties fo:color="#000000" style:font-name="Consolas" fo:font-size="7pt" style:font-name-asian="Consolas" style:font-size-asian="7pt" style:font-name-complex="Consolas" style:font-size-complex="7pt"/>
    </style:style>
    <style:style style:name="T21" style:family="text">
      <style:text-properties fo:color="#000000" style:font-name="Liberation Sans" fo:font-size="7pt" style:font-name-asian="Consolas" style:font-size-asian="7pt" style:font-name-complex="Consolas" style:font-size-complex="7pt"/>
    </style:style>
    <style:style style:name="T22" style:family="text">
      <style:text-properties fo:color="#000000" style:font-name="Consolas1" fo:font-size="7pt" fo:font-weight="bold" style:font-name-asian="Verdana" style:font-size-asian="7pt" style:font-weight-asian="bold" style:font-name-complex="Verdana" style:font-size-complex="7pt" style:font-weight-complex="bold"/>
    </style:style>
    <style:style style:name="T23" style:family="text">
      <style:text-properties fo:color="#000000" style:font-name="Consolas1" fo:font-size="7pt" style:font-name-asian="Verdana" style:font-size-asian="7pt" style:font-name-complex="Verdana" style:font-size-complex="7pt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ate of Test:</text:p>
          </table:table-cell>
          <table:table-cell table:style-name="ce2" table:formula="of:=TODAY()" office:value-type="date" office:date-value="2013-07-25">
            <text:p>25.07.13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>
            <text:p>Name:</text:p>
          </table:table-cell>
          <table:table-cell table:style-name="ce3" office:value-type="string">
            <text:p>Mustermann</text:p>
          </table:table-cell>
        </table:table-row>
        <table:table-row table:style-name="ro3">
          <table:table-cell table:style-name="ce1" office:value-type="string">
            <text:p>Surname:</text:p>
          </table:table-cell>
          <table:table-cell table:style-name="ce3" office:value-type="string">
            <text:p>Max</text:p>
          </table:table-cell>
        </table:table-row>
        <table:table-row table:style-name="ro2">
          <table:table-cell table:style-name="ce1" office:value-type="string">
            <text:p>Email:</text:p>
          </table:table-cell>
          <table:table-cell table:style-name="ce3"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>
            <text:p>Operating System Used:</text:p>
          </table:table-cell>
          <table:table-cell table:style-name="ce3" office:value-type="string">
            <text:p>Win7</text:p>
          </table:table-cell>
        </table:table-row>
        <table:table-row table:style-name="ro4">
          <table:table-cell table:style-name="ce1" office:value-type="string">
            <text:p>Yakindu Version</text:p>
          </table:table-cell>
          <table:table-cell table:style-name="ce3" office:value-type="string">
            <text:p>SCT 2 Release</text:p>
          </table:table-cell>
        </table:table-row>
        <table:table-row table:style-name="ro1">
          <table:table-cell table:style-name="ce1" office:value-type="string">
            <text:p>Eclipse Version</text:p>
          </table:table-cell>
          <table:table-cell table:style-name="ce3" office:value-type="string">
            <text:p>Juno (4.2)</text:p>
          </table:table-cell>
        </table:table-row>
        <table:table-row table:style-name="ro1">
          <table:table-cell/>
          <table:table-cell/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>http://updates.yakindu.com/jun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</text:span><text:span text:style-name="T3">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9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.sct</text:span><text:span text:style-name="T8"> as name and click on </text:span><text:span text:style-name="T3">Finish</text:span><text:span text:style-name="T8"> </text:span><text:span text:style-name="T8">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</text:span><text:span text:style-name="T10">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</text:span><text:span text:style-name="T6">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</text:span><text:span text:style-name="T6">Specification Element, a Region with an Entry </text:span><text:span text:style-name="T6">connected with a unnamed state</text:span></text:p>
            <text:p><text:span text:style-name="T6">The state should have an error marker with the </text:span><text:span text:style-name="T6">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ff</text:span> as new “State name:”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ff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</text:p>
            <text:p/>
            <text:p><text:span text:style-name="T6">Enter following code in state specification of state </text:span><text:span text:style-name="T13">LightOn</text:span><text:span text:style-name="T6">:</text:span></text:p>
            <text:p><text:span text:style-name="T6"/></text:p>
            <text:p><text:span text:style-name="T6">entry / light = true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6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k<text:span text:style-name="T12">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 and <text:s/>'Dublicate NamedElement “xyz” in Region Main_region'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8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2</text:p>
          </table:table-cell>
          <table:table-cell table:style-name="ce20" office:value-type="string">
            <text:p>Enable SC Modeling Perspective </text:p>
            <text:p>Expand the Staircase.sct file in the Package Explorer</text:p>
            <text:p/>
          </table:table-cell>
          <table:table-cell table:style-name="ce20" office:value-type="string">
            <text:p>Statechart Staircase should be displayed as child with icon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1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</text:p>
          </table:table-cell>
          <table:table-cell table:style-name="ce20" office:value-type="string">
            <text:p>Expand the Statechart Staircase entry in the tree view</text:p>
            <text:p/>
          </table:table-cell>
          <table:table-cell table:style-name="ce20" office:value-type="string">
            <text:p>The two interfaces and the region should be display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2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1</text:p>
          </table:table-cell>
          <table:table-cell table:style-name="ce20" office:value-type="string">
            <text:p>Expand the interface entries in the tree view</text:p>
            <text:p/>
          </table:table-cell>
          <table:table-cell table:style-name="ce20" office:value-type="string">
            <text:p>The variables and events of the interfaces should be list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9">
          <table:table-cell table:style-name="ce6" office:value-type="string">
            <text:p>T2.13.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2</text:p>
          </table:table-cell>
          <table:table-cell table:style-name="ce20" office:value-type="string">
            <text:p>Expand the region entry in the tree view</text:p>
            <text:p/>
          </table:table-cell>
          <table:table-cell table:style-name="ce20" office:value-type="string">
            <text:p>The initial state and the states LightOff and LightOn should be displayed as children with icons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13.4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3</text:p>
          </table:table-cell>
          <table:table-cell table:style-name="ce20" office:value-type="string">
            <text:p>Expand the states entries in the tree view</text:p>
            <text:p/>
          </table:table-cell>
          <table:table-cell table:style-name="ce20" office:value-type="string">
            <text:p>The outgoing transitions of the states should be displayed with icon and trigger/guar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/>
          <table:table-cell table:style-name="ce29"/>
          <table:table-cell table:style-name="ce26" table:number-columns-repeated="1017"/>
        </table:table-row>
        <table:table-row table:style-name="ro20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orange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2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Statechart Tools User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/>
          <table:table-cell table:style-name="ce31"/>
          <table:table-cell table:style-name="ce22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0"/>
          <table:table-cell table:style-name="ce22" table:number-columns-repeated="3"/>
          <table:table-cell table:style-name="ce26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table:number-columns-repeated="4"/>
          <table:table-cell table:style-name="ce20" table:number-columns-repeated="3"/>
          <table:table-cell table:style-name="ce26" table:number-columns-repeated="1017"/>
        </table:table-row>
        <table:table-row table:style-name="ro6">
          <table:table-cell table:style-name="ce6" office:value-type="string">
            <text:p>T5.2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1.sct from svn repository</text:p>
          </table:table-cell>
          <table:table-cell table:style-name="ce6" office:value-type="string">
            <text:p>Open statechart ExpressionError01.sct</text:p>
          </table:table-cell>
          <table:table-cell table:style-name="ce20" office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3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3.sct from svn repository</text:p>
          </table:table-cell>
          <table:table-cell table:style-name="ce6" office:value-type="string">
            <text:p>Open statechart ExpressionError03.sct</text:p>
          </table:table-cell>
          <table:table-cell table:style-name="ce20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4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4.sct from svn repository</text:p>
          </table:table-cell>
          <table:table-cell table:style-name="ce6" office:value-type="string">
            <text:p>Open statechart ExpressionError04.sct</text:p>
          </table:table-cell>
          <table:table-cell table:style-name="ce20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3">
          <table:table-cell table:style-name="ce6" office:value-type="string">
            <text:p>T5.5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5.sct from svn repository</text:p>
          </table:table-cell>
          <table:table-cell table:style-name="ce6" office:value-type="string">
            <text:p>Open statechart ExpressionError05.sct</text:p>
          </table:table-cell>
          <table:table-cell table:style-name="ce20" office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3">
          <table:table-cell table:style-name="ce6" office:value-type="string">
            <text:p>T5.6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1.sct from svn repository</text:p>
          </table:table-cell>
          <table:table-cell table:style-name="ce6" office:value-type="string">
            <text:p>Open statechart StatechartError01.sct</text:p>
          </table:table-cell>
          <table:table-cell table:style-name="ce20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7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2.sct from svn repository</text:p>
          </table:table-cell>
          <table:table-cell table:style-name="ce6" office:value-type="string">
            <text:p>Open statechart StatechartError02.sct</text:p>
          </table:table-cell>
          <table:table-cell table:style-name="ce20" office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8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3.sct from svn repository</text:p>
          </table:table-cell>
          <table:table-cell table:style-name="ce6" office:value-type="string">
            <text:p>Open statechart StatechartError03.sct</text:p>
          </table:table-cell>
          <table:table-cell table:style-name="ce20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5.9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4.sct from svn repository</text:p>
          </table:table-cell>
          <table:table-cell table:style-name="ce6" office:value-type="string">
            <text:p>Open statechart StatechartError04.sct</text:p>
          </table:table-cell>
          <table:table-cell table:style-name="ce20" office:value-type="string">
            <text:p>There should be an error marker on state 'B' with error message:</text:p>
            <text:p/>
            <text:p>"Node is not reachabl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10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5.sct from svn repository</text:p>
          </table:table-cell>
          <table:table-cell table:style-name="ce6" office:value-type="string">
            <text:p>Open statechart StatechartError05.sct</text:p>
          </table:table-cell>
          <table:table-cell table:style-name="ce20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5">
          <table:table-cell table:style-name="ce6" office:value-type="string">
            <text:p>T5.11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6.sct from svn repository</text:p>
          </table:table-cell>
          <table:table-cell table:style-name="ce6" office:value-type="string">
            <text:p>Open statechart StatechartError06.sct</text:p>
          </table:table-cell>
          <table:table-cell table:style-name="ce20" office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6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7">
          <table:table-cell table:style-name="ce32" office:value-type="string">
            <text:p>T6.2</text:p>
          </table:table-cell>
          <table:table-cell table:style-name="ce32" office:value-type="string">
            <text:p>Create another statechart</text:p>
          </table:table-cell>
          <table:table-cell table:style-name="ce32" office:value-type="string">
            <text:p>T6.1</text:p>
          </table:table-cell>
          <table:table-cell table:style-name="ce33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4" office:value-type="string">
            <text:p>A new statechart OtherStatechart with two interfaces created 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8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4" office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9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A</text:span></text:p>
            <text:p><text:span text:style-name="T16">- B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very</text:span></text:p>
            <text:p><text:span text:style-name="T16">- oncycle</text:span></text:p>
          </table:table-cell>
          <table:table-cell table:style-name="ce20" office:value-type="string">
            <text:p>+#</text:p>
          </table:table-cell>
          <table:table-cell table:style-name="ce20"/>
          <table:table-cell table:style-name="ce26" table:number-columns-repeated="1017"/>
        </table:table-row>
        <table:table-row table:style-name="ro30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</text:span><text:span text:style-name="T14">Space</text:span>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keypress</text:span></text:p>
            <text:p><text:span text:style-name="T16">- ,</text:span></text:p>
            <text:p><text:span text:style-name="T16">- .</text:span></text:p>
            <text:p><text:span text:style-name="T16">- /</text:span></text:p>
            <text:p><text:span text:style-name="T16">- [</text:span></text:p>
          </table:table-cell>
          <table:table-cell table:style-name="ce20" office:value-type="string">
            <text:p>+#</text:p>
          </table:table-cell>
          <table:table-cell table:style-name="ce20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1">
          <table:table-cell table:style-name="ce32" office:value-type="string">
            <text:p>T7.1</text:p>
          </table:table-cell>
          <table:table-cell table:style-name="ce37" office:value-type="string">
            <text:p>Create Xpand Generator</text:p>
          </table:table-cell>
          <table:table-cell table:style-name="ce37" office:value-type="string">
            <text:p>T2.6</text:p>
            <text:p>Xpand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</text:span><text:span text:style-name="T1">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4" office:value-type="string">
            <text:p>Project TestProject.generator.xpand created in workspace</text:p>
            <text:p/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7">
          <table:table-cell table:style-name="ce6" office:value-type="string">
            <text:p>T7.2</text:p>
          </table:table-cell>
          <table:table-cell table:style-name="ce37" office:value-type="string">
            <text:p>Create Xtend2/Java Generator</text:p>
          </table:table-cell>
          <table:table-cell table:style-name="ce37" office:value-type="string">
            <text:p>T2.6</text:p>
            <text:p>Xtext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</text:span><text:span text:style-name="T1">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4" office:value-type="string">
            <text:p>TestProject.generator.xtend created in workspace</text:p>
            <text:p/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32" office:value-type="string">
            <text:p>T8.1</text:p>
          </table:table-cell>
          <table:table-cell table:style-name="ce37" office:value-type="string">
            <text:p>Create Generator Model</text:p>
            <text:p>for Java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</text:span><text:span text:style-name="T1">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4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2">
          <table:table-cell table:style-name="ce32" office:value-type="string">
            <text:p>T8.1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1</text:p>
          </table:table-cell>
          <table:table-cell table:style-name="ce33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4" office:value-type="string">
            <text:p>Folder <text:span text:style-name="T12">src-gen-java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7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</text:span><text:span text:style-name="T6">menu</text:span></text:p>
            <text:p><text:span text:style-name="T6">Select </text:span><text:span text:style-name="T3">Yakindu-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32" office:value-type="string">
            <text:p>T8.2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4" office:value-type="string">
            <text:p>Folder <text:span text:style-name="T12">src-gen-c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2">
          <table:table-cell table:style-name="ce6" office:value-type="string">
            <text:p>T8.3</text:p>
          </table:table-cell>
          <table:table-cell table:style-name="ce6" office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</text:span><text:span text:style-name="T6">menu</text:span></text:p>
            <text:p><text:span text:style-name="T6">Select </text:span><text:span text:style-name="T3">Yakindu-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</text:span><text:span text:style-name="T6">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32" office:value-type="string">
            <text:p>T8.3.1</text:p>
          </table:table-cell>
          <table:table-cell table:style-name="ce37" office:value-type="string">
            <text:p>[IGNORE as long as no C++ generator is available]</text:p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4" office:value-type="string">
            <text:p>Folder <text:span text:style-name="T12">src-gen-cpp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7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</text:span><text:span text:style-name="T6">menu</text:span></text:p>
            <text:p><text:span text:style-name="T6">Select </text:span><text:span text:style-name="T3">Yakindu-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pand-based Generator</text:span><text:span text:style-name="T6"> and </text:span><text:span text:style-name="T6">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5" office:value-type="string">
            <text:p><text:span text:style-name="T16">Open file </text:span><text:span text:style-name="T17">StaircaseXpand.sgen and set following </text:span><text:span text:style-name="T17">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</text:span><text:span text:style-name="T18">"testproject::generator::xpand::TextGenerator::ma</text:span><text:span text:style-name="T18">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office:value-type="string">
            <text:p><text:s/></text:p>
          </table:table-cell>
          <table:table-cell table:style-name="ce20"/>
          <table:table-cell table:style-name="ce26" table:number-columns-repeated="1017"/>
        </table:table-row>
        <table:table-row table:style-name="ro25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</text:span><text:span text:style-name="T6">menu</text:span></text:p>
            <text:p><text:span text:style-name="T6">Select </text:span><text:span text:style-name="T3">Yakindu-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5" office:value-type="string">
            <text:p><text:span text:style-name="T16">Open file </text:span><text:span text:style-name="T17">StaircaseXtend.sgen and set following </text:span><text:span text:style-name="T17">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</text:span><text:span text:style-name="T18">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table:table-column table:style-name="co3" table:default-cell-style-name="Default"/>
        <table:table-column table:style-name="co3" table:default-cell-style-name="ce1"/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Date of Test:</text:p>
          </table:table-cell>
          <table:table-cell table:style-name="ce2" table:formula="of:=[$'Yakindu SCT Test Report Setup'.$B1]" office:value-type="date" office:date-value="2013-07-25">
            <text:p>25.07.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ame:</text:p>
          </table:table-cell>
          <table:table-cell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rname:</text:p>
          </table:table-cell>
          <table:table-cell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ail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perating System:</text:p>
          </table:table-cell>
          <table:table-cell table:formula="of:=[$'Yakindu SCT Test Report Setup'.B7]" office:value-type="string" office:string-value="Win7">
            <text:p>Win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Yakindu Version</text:p>
          </table:table-cell>
          <table:table-cell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lipse Version</text:p>
          </table:table-cell>
          <table:table-cell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24">
          <table:table-cell table:style-name="ce32" office:value-type="string">
            <text:p>T9.1</text:p>
          </table:table-cell>
          <table:table-cell table:style-name="ce37" office:value-type="string">
            <text:p>Statechart Proposals <text:s/>and documentation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4" office:value-type="string">
            <text:p>All proposals and documentation <text:s/>checked</text:p>
          </table:table-cell>
          <table:table-cell table:style-name="ce33" table:number-columns-repeated="2"/>
        </table:table-row>
        <table:table-row table:style-name="ro5">
          <table:table-cell table:style-name="ce32" office:value-type="string">
            <text:p>T9.1.1</text:p>
          </table:table-cell>
          <table:table-cell table:style-name="ce37" office:value-type="string">
            <text:p>Statechart Proposals <text:s/>- interface</text:p>
          </table:table-cell>
          <table:table-cell table:style-name="ce32" office:value-type="string">
            <text:p>T9.1</text:p>
          </table:table-cell>
          <table:table-cell table:style-name="ce33" office:value-type="string">
            <text:p>enter “interface” and hit Ctrl+Space</text:p>
            <text:p>Expected proposals: “ : ” , “Name-”</text:p>
          </table:table-cell>
          <table:table-cell table:style-name="ce34"/>
          <table:table-cell table:style-name="ce33" table:number-columns-repeated="2"/>
        </table:table-row>
        <table:table-row table:style-name="ro9">
          <table:table-cell table:style-name="ce32" office:value-type="string">
            <text:p>T9.1.2</text:p>
          </table:table-cell>
          <table:table-cell table:style-name="ce6" office:value-type="string">
            <text:p>Statechart Proposals – internal</text:p>
          </table:table-cell>
          <table:table-cell table:style-name="ce6" office:value-type="string">
            <text:p>T9.1</text:p>
          </table:table-cell>
          <table:table-cell table:style-name="ce20" office:value-type="string">
            <text:p>enter “internal” and hit Ctrl+Space</text:p>
            <text:p>Expected proposals: “ : “</text:p>
          </table:table-cell>
          <table:table-cell table:style-name="ce34"/>
          <table:table-cell table:style-name="ce20" table:number-columns-repeated="2"/>
        </table:table-row>
        <table:table-row table:style-name="ro9">
          <table:table-cell table:style-name="ce32" office:value-type="string">
            <text:p>T9.1.3</text:p>
          </table:table-cell>
          <table:table-cell table:style-name="ce37" office:value-type="string">
            <text:p>Statechart Proposals – Namespace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enter “namespace” and hit Ctrl+Space</text:p>
            <text:p>Expected proposals : </text:p>
          </table:table-cell>
          <table:table-cell table:style-name="ce34"/>
          <table:table-cell table:style-name="ce33" table:number-columns-repeated="2"/>
        </table:table-row>
        <table:table-row table:style-name="ro30">
          <table:table-cell table:style-name="ce32" office:value-type="string">
            <text:p>T9.2</text:p>
          </table:table-cell>
          <table:table-cell table:style-name="ce6" office:value-type="string">
            <text:p>Transition proposals and document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4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14">
          <table:table-cell table:style-name="ce32" office:value-type="string">
            <text:p>T9.2.1</text:p>
          </table:table-cell>
          <table:table-cell table:style-name="ce37" office:value-type="string">
            <text:p>Transition proposals after “after”</text:p>
          </table:table-cell>
          <table:table-cell table:style-name="ce32" office:value-type="string">
            <text:p>T9.2</text:p>
          </table:table-cell>
          <table:table-cell table:style-name="ce33" office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  <table:table-row table:style-name="ro14">
          <table:table-cell table:style-name="ce32" office:value-type="string">
            <text:p>T9.2.2</text:p>
          </table:table-cell>
          <table:table-cell table:style-name="ce6" office:value-type="string">
            <text:p>Transition proposals after “every”</text:p>
          </table:table-cell>
          <table:table-cell table:style-name="ce6" office:value-type="string">
            <text:p>T9.2</text:p>
          </table:table-cell>
          <table:table-cell table:style-name="ce20" office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20" table:number-columns-repeated="2"/>
        </table:table-row>
        <table:table-row table:style-name="ro23">
          <table:table-cell table:style-name="ce32" office:value-type="string">
            <text:p>T9.3</text:p>
          </table:table-cell>
          <table:table-cell table:style-name="ce6" office:value-type="string">
            <text:p>State proposals and Documentation</text:p>
          </table:table-cell>
          <table:table-cell table:style-name="ce6" office:value-type="string">
            <text:p>T2.6</text:p>
          </table:table-cell>
          <table:table-cell table:style-name="ce35" office:value-type="string">
            <text:p>Select State Properties view. Hit Ctrl+Space.</text:p>
            <text:p>Expected proposals: “after”, “always”, “default”, “else”, “entry”, “every”, “exit”, “oncycle” <text:s text:c="2"/>Check if the proper documentation is displayed for every proposal</text:p>
          </table:table-cell>
          <table:table-cell table:style-name="ce20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24">
          <table:table-cell table:style-name="ce32" office:value-type="string">
            <text:p>T9.3.1</text:p>
          </table:table-cell>
          <table:table-cell table:style-name="ce37" office:value-type="string">
            <text:p>State proposals after “after”</text:p>
          </table:table-cell>
          <table:table-cell table:style-name="ce32" office:value-type="string">
            <text:p>T9.3</text:p>
          </table:table-cell>
          <table:table-cell table:style-name="ce33" office:value-type="string">
            <text:p>enter “after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  <table:table-row table:style-name="ro24">
          <table:table-cell table:style-name="ce32" office:value-type="string">
            <text:p>T9.3.3</text:p>
          </table:table-cell>
          <table:table-cell table:style-name="ce37" office:value-type="string">
            <text:p>State proposals after “every”</text:p>
          </table:table-cell>
          <table:table-cell table:style-name="ce32" office:value-type="string">
            <text:p>T9.3</text:p>
          </table:table-cell>
          <table:table-cell table:style-name="ce33" office:value-type="string">
            <text:p>enter “every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</table:table>
      <table:table table:name="Yakindu SCT Testcase 10 - ExampleFiles" table:style-name="ta1"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7-25">
            <text:p>25.07.1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14">
          <table:table-cell table:style-name="ce32" office:value-type="string">
            <text:p>T10.1</text:p>
          </table:table-cell>
          <table:table-cell table:style-name="ce37" office:value-type="string">
            <text:p>Create Example File</text:p>
          </table:table-cell>
          <table:table-cell table:style-name="ce32" office:value-type="string">
            <text:p>T1.3</text:p>
          </table:table-cell>
          <table:table-cell table:style-name="ce33" office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4" office:value-type="string">
            <text:p>The Trafficlight Example is created into the workspace </text:p>
          </table:table-cell>
          <table:table-cell table:style-name="ce33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4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>
            <text:p>Date of Test:</text:p>
          </table:table-cell>
          <table:table-cell table:style-name="ce2" table:formula="of:=[$'Yakindu SCT Test Report Setup'.$B2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/>
          <table:table-cell office:value-type="string">
            <text:p>Name:</text:p>
          </table:table-cell>
          <table:table-cell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urname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mail:</text:p>
          </table:table-cell>
          <table:table-cell table:formula="of:=[$'Yakindu SCT Test Report Setup'.B6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>
            <text:p>Operating System:</text:p>
          </table:table-cell>
          <table:table-cell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kindu Version</text:p>
          </table:table-cell>
          <table:table-cell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clipse Version</text:p>
          </table:table-cell>
          <table:table-cell table:formula="of:=[$'Yakindu SCT Test Report Setup'.B10]" office:value-type="float" office:value="0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3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33">
          <table:table-cell table:style-name="ce32" office:value-type="string">
            <text:p>T11.1</text:p>
          </table:table-cell>
          <table:table-cell table:style-name="ce37" office:value-type="string">
            <text:p>Preparations</text:p>
          </table:table-cell>
          <table:table-cell table:style-name="ce32" office:value-type="string">
            <text:p>T1.3</text:p>
          </table:table-cell>
          <table:table-cell table:style-name="ce33" office:value-type="string">
            <text:p>Create new Class with following contend:</text:p>
            <text:p><text:span text:style-name="T19">Import</text:span><text:span text:style-name="T20"> java.io.IOException;</text:span></text:p>
            <text:p><text:span text:style-name="T20"/></text:p>
            <text:p><text:span text:style-name="T20"/></text:p>
            <text:p><text:span text:style-name="T19">public</text:span><text:span text:style-name="T20"> </text:span><text:span text:style-name="T19">class</text:span><text:span text:style-name="T20"> Operations {</text:span></text:p>
            <text:p><text:span text:style-name="T20"/></text:p>
            <text:p><text:span text:style-name="T20"><text:tab/></text:span><text:span text:style-name="T19">public</text:span><text:span text:style-name="T20"> </text:span><text:span text:style-name="T19">int</text:span><text:span text:style-name="T20"> returnFive(){</text:span></text:p>
            <text:p><text:span text:style-name="T20"><text:tab/></text:span><text:span text:style-name="T20"><text:tab/></text:span><text:span text:style-name="T19">return</text:span><text:span text:style-name="T20"> 5;</text:span></text:p>
            <text:p><text:span text:style-name="T20"><text:tab/></text:span><text:span text:style-name="T20">}</text:span></text:p>
            <text:p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<text:s/></text:span><text:span text:style-name="T20">throwUncheckedException()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</text:span><text:span text:style-name="T20">RuntimeException("Runtime Exception in </text:span><text:span text:style-name="T20">executed code");</text:span></text:p>
            <text:p><text:span text:style-name="T20"><text:tab/></text:span><text:span text:style-name="T20">}</text:span></text:p>
            <text:p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throwCheckedExcepton() </text:span><text:span text:style-name="T19">throws</text:span><text:span text:style-name="T20"> IOException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</text:span><text:span text:style-name="T20">IOException("IOException in executed </text:span><text:span text:style-name="T20">code");</text:span></text:p>
            <text:p><text:span text:style-name="T20"><text:tab/></text:span><text:span text:style-name="T20">}</text:span></text:p>
            <text:p><text:span text:style-name="T20">}</text:span></text:p>
            <text:p><text:span text:style-name="T21">Right click on Staircase.sct → Run as... → Run </text:span><text:span text:style-name="T21">Configurations → enter “Operations” as </text:span><text:span text:style-name="T21">operations class</text:span></text:p>
            <text:p><text:span text:style-name="T21">Open Staircase.sct and add to internal scope:</text:span></text:p>
            <text:p><text:span text:style-name="T22">operation</text:span><text:span text:style-name="T23"> returnFive():integer</text:span></text:p>
            <text:p><text:span text:style-name="T22">operation</text:span><text:span text:style-name="T23"> throwUncheckedException(): </text:span><text:span text:style-name="T23">void</text:span></text:p>
            <text:p><text:span text:style-name="T22">operation</text:span><text:span text:style-name="T23"> throwCheckedException():void</text:span></text:p>
            <text:p><text:span text:style-name="T22">operation</text:span><text:span text:style-name="T23"> unssupportedMethod():void</text:span></text:p>
            <text:p><text:span text:style-name="T23"/></text:p>
          </table:table-cell>
          <table:table-cell table:style-name="ce34" office:value-type="string">
            <text:p>Operation Class created and prepared statechart to execute external operations</text:p>
          </table:table-cell>
          <table:table-cell table:style-name="ce33" table:number-columns-repeated="2"/>
        </table:table-row>
        <table:table-row table:style-name="ro34">
          <table:table-cell table:style-name="ce38" office:value-type="string">
            <text:p>T11.2</text:p>
          </table:table-cell>
          <table:table-cell table:style-name="ce39" office:value-type="string">
            <text:p>Calling a valid operation during statechat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0" office:value-type="string">
            <text:p>The operation is executed → state changes after 5 sec</text:p>
          </table:table-cell>
          <table:table-cell table:style-name="ce41" table:number-columns-repeated="2"/>
        </table:table-row>
        <table:table-row table:style-name="ro5">
          <table:table-cell table:style-name="ce38" office:value-type="string">
            <text:p>T11.3</text:p>
          </table:table-cell>
          <table:table-cell table:style-name="ce39" office:value-type="string">
            <text:p>Runtime Exception during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state LigthOn:</text:p>
          </table:table-cell>
          <table:table-cell table:style-name="ce40" office:value-type="string">
            <text:p>The operation is executed →</text:p>
            <text:p><text:s/>a PopUp indicates that an exception occurs and asks to terminate or </text:p>
            <text:p>Relaunch the statechart. </text:p>
          </table:table-cell>
          <table:table-cell table:style-name="ce41" table:number-columns-repeated="2"/>
        </table:table-row>
        <table:table-row table:style-name="ro34">
          <table:table-cell table:style-name="ce38" office:value-type="string">
            <text:p>T11.4</text:p>
          </table:table-cell>
          <table:table-cell table:style-name="ce39" office:value-type="string">
            <text:p>CheckedException during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Change expression to „entry / throwCheckedException() → run simulation</text:p>
          </table:table-cell>
          <table:table-cell table:style-name="ce40" office:value-type="string">
            <text:p>The operation is executed → a PopUp indicates that an exception occurs</text:p>
            <text:p><text:s/>And asks to terminate or relaunch the statechart. </text:p>
          </table:table-cell>
          <table:table-cell table:style-name="ce41" table:number-columns-repeated="2"/>
        </table:table-row>
        <table:table-row table:style-name="ro34">
          <table:table-cell table:style-name="ce38" office:value-type="string">
            <text:p>T11.5</text:p>
          </table:table-cell>
          <table:table-cell table:style-name="ce39" office:value-type="string">
            <text:p>Try to call a Method that dose not exist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state LigthOn:</text:p>
            <text:p>Change expression to “entry / unsupportedMethod() → run simulation</text:p>
          </table:table-cell>
          <table:table-cell table:style-name="ce40" office:value-type="string">
            <text:p>The operation is executed → a PopUp indicates that the method is not</text:p>
            <text:p><text:s/>Supported <text:s/>and asks to terminate or relaunch the statechart. </text:p>
          </table:table-cell>
          <table:table-cell table:style-name="ce41" table:number-columns-repeated="2"/>
        </table:table-row>
      </table:table>
      <table:table table:name="Yakindu SCT Testcase 12 - Refactoring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4"/>
          <table:table-cell table:number-columns-repeated="1021"/>
        </table:table-row>
        <table:table-row table:style-name="ro3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2">
          <table:table-cell table:style-name="ce32" office:value-type="string">
            <text:p>T12.1</text:p>
          </table:table-cell>
          <table:table-cell table:style-name="ce37" office:value-type="string">
            <text:p>Group States Into Composite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all states</text:p>
            <text:p>Right click → Refactor → Group States Into Composite</text:p>
            <text:p>Rename the new composite state “LightSwitch”</text:p>
            <text:p/>
            <text:p/>
            <text:p/>
            <text:p><text:s/></text:p>
            <text:p/>
          </table:table-cell>
          <table:table-cell table:style-name="ce34" office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4">
          <table:table-cell table:style-name="ce32" office:value-type="string">
            <text:p>T12.1.1</text:p>
          </table:table-cell>
          <table:table-cell table:style-name="ce37" office:value-type="string">
            <text:p>Simulate </text:p>
          </table:table-cell>
          <table:table-cell table:style-name="ce32" office:value-type="string">
            <text:p>T12.1</text:p>
          </table:table-cell>
          <table:table-cell table:style-name="ce33" office:value-type="string">
            <text:p>Run simulation</text:p>
          </table:table-cell>
          <table:table-cell table:style-name="ce34" office:value-type="string">
            <text:p>Behavior should be the same as before re-factoring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0">
          <table:table-cell table:style-name="ce6" office:value-type="string">
            <text:p>T12.2</text:p>
          </table:table-cell>
          <table:table-cell table:style-name="ce6" office:value-type="string">
            <text:p>Extract Subdiagram</text:p>
          </table:table-cell>
          <table:table-cell table:style-name="ce6" office:value-type="string">
            <text:p>T12.1</text:p>
          </table:table-cell>
          <table:table-cell table:style-name="ce20" office:value-type="string">
            <text:p>Select composite state “LightSwitch”</text:p>
            <text:p>Right click → Refactor → 'Extract Subdiagram'</text:p>
            <text:p>Hoover over the 'sub diagram' – decorator <text:s/></text:p>
            <text:p>Click on the 'sub diagram' – decorator in the lower right corner to open the subdiagram.</text:p>
          </table:table-cell>
          <table:table-cell table:style-name="ce34" office:value-type="string">
            <text:p>No specification errors should appear </text:p>
            <text:p>hoover→ preview image of the sub diagram is displayed</text:p>
            <text:p>Click → sub diagram opens in a additional <text:s/>editor tab</text:p>
            <text:p/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4">
          <table:table-cell table:style-name="ce32" office:value-type="string">
            <text:p>T12.2.1</text:p>
          </table:table-cell>
          <table:table-cell table:style-name="ce37" office:value-type="string">
            <text:p>Simulate </text:p>
          </table:table-cell>
          <table:table-cell table:style-name="ce32" office:value-type="string">
            <text:p>T12.2</text:p>
          </table:table-cell>
          <table:table-cell table:style-name="ce33" office:value-type="string">
            <text:p>Run simulation</text:p>
          </table:table-cell>
          <table:table-cell table:style-name="ce34" office:value-type="string">
            <text:p>Behavior should be the same as before re-factoring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3">
          <table:table-cell table:style-name="ce6" office:value-type="string">
            <text:p>T12.3</text:p>
          </table:table-cell>
          <table:table-cell table:style-name="ce6" office:value-type="string">
            <text:p>Inline Subdiagram</text:p>
          </table:table-cell>
          <table:table-cell table:style-name="ce6" office:value-type="string">
            <text:p>T12.2</text:p>
          </table:table-cell>
          <table:table-cell table:style-name="ce20" office:value-type="string">
            <text:p><text:span text:style-name="T6">Select “LightSwitch” sate in staircase.sct</text:span></text:p>
            <text:p><text:span text:style-name="T6">Right click → Refactor → Inline Subdiagram</text:span></text:p>
            <text:p><text:span text:style-name="T6"/></text:p>
          </table:table-cell>
          <table:table-cell table:style-name="ce34" office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4">
          <table:table-cell table:style-name="ce32" office:value-type="string">
            <text:p>T12.3.1</text:p>
          </table:table-cell>
          <table:table-cell table:style-name="ce37" office:value-type="string">
            <text:p>Simulate </text:p>
          </table:table-cell>
          <table:table-cell table:style-name="ce32" office:value-type="string">
            <text:p>T12.3</text:p>
          </table:table-cell>
          <table:table-cell table:style-name="ce33" office:value-type="string">
            <text:p>Run simulation</text:p>
          </table:table-cell>
          <table:table-cell table:style-name="ce34" office:value-type="string">
            <text:p>Behavior should be the same as before re-factoring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3-07-25">
            <text:p>25.07.13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4"/>
          <table:table-cell table:number-columns-repeated="1021"/>
        </table:table-row>
        <table:table-row table:style-name="ro3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35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6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5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7">
          <table:table-cell table:style-name="ce42" office:value-type="string">
            <text:p>T13.1</text:p>
          </table:table-cell>
          <table:table-cell table:style-name="ce37" office:value-type="string">
            <text:p>State Templates available</text:p>
          </table:table-cell>
          <table:table-cell table:style-name="ce32"/>
          <table:table-cell table:style-name="ce33" office:value-type="string">
            <text:p>Select a state ans hit CTRL + space </text:p>
            <text:p/>
            <text:p/>
            <text:p/>
            <text:p/>
            <text:p><text:s/></text:p>
            <text:p/>
          </table:table-cell>
          <table:table-cell table:style-name="ce34" office:value-type="string">
            <text:p>A completion window should appear with the following entries: Add composite behaviour, Add orthogonal behaviour, Add outgoing state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8">
          <table:table-cell table:style-name="ce32" office:value-type="string">
            <text:p>T13.2</text:p>
          </table:table-cell>
          <table:table-cell table:style-name="ce37" office:value-type="string">
            <text:p>Add composite behaviour</text:p>
          </table:table-cell>
          <table:table-cell table:style-name="ce32"/>
          <table:table-cell table:style-name="ce33" office:value-type="string">
            <text:p>Execute the 'Add Composite Behavior' template</text:p>
          </table:table-cell>
          <table:table-cell table:style-name="ce34" office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8">
          <table:table-cell table:style-name="ce6" office:value-type="string">
            <text:p>T13.3</text:p>
          </table:table-cell>
          <table:table-cell table:style-name="ce6" office:value-type="string">
            <text:p>Add orthogonal behavior</text:p>
          </table:table-cell>
          <table:table-cell table:style-name="ce6"/>
          <table:table-cell table:style-name="ce33" office:value-type="string">
            <text:p>Execute the <text:s/>'Add Orthogonal Behavior' template</text:p>
          </table:table-cell>
          <table:table-cell table:style-name="ce34" office:value-type="string">
            <text:p>2 subregions should be added to the selected state with an entry, a transition and a substate. The states bounds should enlarge so that the whole content is show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9">
          <table:table-cell table:style-name="ce32"/>
          <table:table-cell table:style-name="ce37" office:value-type="string">
            <text:p>TBD</text:p>
          </table:table-cell>
          <table:table-cell table:style-name="ce32"/>
          <table:table-cell table:style-name="ce33"/>
          <table:table-cell table:style-name="ce34"/>
          <table:table-cell table:style-name="ce33" table:number-columns-repeated="2"/>
          <table:table-cell table:style-name="ce36" table:number-columns-repeated="1017"/>
        </table:table-row>
        <table:table-row table:style-name="ro21">
          <table:table-cell table:style-name="ce6" table:number-columns-repeated="3"/>
          <table:table-cell table:style-name="ce20"/>
          <table:table-cell table:style-name="ce34"/>
          <table:table-cell table:style-name="ce20" table:number-columns-repeated="2"/>
          <table:table-cell table:style-name="ce26" table:number-columns-repeated="1017"/>
        </table:table-row>
        <table:table-row table:style-name="ro40">
          <table:table-cell table:style-name="ce32"/>
          <table:table-cell table:style-name="ce37"/>
          <table:table-cell table:style-name="ce32"/>
          <table:table-cell table:style-name="ce33"/>
          <table:table-cell table:style-name="ce34"/>
          <table:table-cell table:style-name="ce33" table:number-columns-repeated="2"/>
          <table:table-cell table:style-name="ce36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3-07-25T11:14:15.92</dc:date>
    <meta:editing-duration>P1DT8H33M54S</meta:editing-duration>
    <meta:editing-cycles>238</meta:editing-cycles>
    <meta:generator>LibreOffice/3.5$Windows_x86 LibreOffice_project/165a79a-7059095-e13bb37-fef39a4-9503d18</meta:generator>
    <meta:printed-by>Markus Mühlbrandt</meta:printed-by>
    <meta:print-date>2012-12-17T08:14:54</meta:print-date>
    <meta:document-statistic meta:table-count="14" meta:cell-count="677" meta:object-count="0"/>
  </office:meta>
</office:document-meta>
</file>